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MarshalerSupport.getReply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getSubject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Subject( Expression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getSentDate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Attachments( Expression 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get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getBc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Html( Expression 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Text( Expression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Cc( Expression c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SentDate( Expression sent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asAddress(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ilMarshalerSupport.getHtml( MessageExchange exchange , NormalizedMessage normalized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get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ge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To( Expression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asDat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lMarshalerSupport.getSen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ReplyTo( Expression reply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asAddressArray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ilMarshalerSupport.get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Bcc( Expression bc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From( Expression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get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getText( MessageExchange exchange , NormalizedMessage normalized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MarshalerSuppor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setDateFormat( DateFormat date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MarshalerSupport.asStringOrStringArray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ilMarshalerSupport.getC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